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6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Score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 Grad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2]+0.5*AVERAGE([.L2];[.K2];[.J2];[.G2];[.F2];[.E2])+0.2*[.M2]" office:value-type="float" office:value="0.929166666666667" calcext:value-type="float">
            <text:p>0.929166666666667</text:p>
          </table:table-cell>
          <table:table-cell table:formula="of:=[.N2]+0.03" office:value-type="float" office:value="0.959166666666667" calcext:value-type="float">
            <text:p>0.95916666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3]+0.5*AVERAGE([.L3];[.K3];[.J3];[.G3];[.F3];[.E3])+0.2*[.M3]" office:value-type="float" office:value="0.884166666666667" calcext:value-type="float">
            <text:p>0.884166666666667</text:p>
          </table:table-cell>
          <table:table-cell table:formula="of:=[.N3]+0.03" office:value-type="float" office:value="0.914166666666667" calcext:value-type="float">
            <text:p>0.914166666666667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4]+0.5*AVERAGE([.L4];[.K4];[.J4];[.G4];[.F4];[.E4])+0.2*[.M4]" office:value-type="float" office:value="0.940833333333333" calcext:value-type="float">
            <text:p>0.940833333333333</text:p>
          </table:table-cell>
          <table:table-cell table:formula="of:=[.N4]+0.03" office:value-type="float" office:value="0.970833333333333" calcext:value-type="float">
            <text:p>0.9708333333333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formula="of:=0.8" office:value-type="float" office:value="0.8" calcext:value-type="float">
            <text:p>0.8</text:p>
          </table:table-cell>
          <table:table-cell table:formula="of:=0.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5]+0.5*AVERAGE([.L5];[.K5];[.J5];[.G5];[.F5];[.E5])+0.2*[.M5]" office:value-type="float" office:value="0.808333333333333" calcext:value-type="float">
            <text:p>0.808333333333333</text:p>
          </table:table-cell>
          <table:table-cell table:formula="of:=[.N5]+0.03" office:value-type="float" office:value="0.838333333333333" calcext:value-type="float">
            <text:p>0.8383333333333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6]+0.5*AVERAGE([.L6];[.K6];[.J6];[.G6];[.F6];[.E6])+0.2*[.M6]" office:value-type="float" office:value="0.969166666666667" calcext:value-type="float">
            <text:p>0.969166666666667</text:p>
          </table:table-cell>
          <table:table-cell table:formula="of:=[.N6]+0.03" office:value-type="float" office:value="0.999166666666667" calcext:value-type="float">
            <text:p>0.99916666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7]+0.5*AVERAGE([.L7];[.K7];[.J7];[.G7];[.F7];[.E7])+0.2*[.M7]" office:value-type="float" office:value="0.985833333333333" calcext:value-type="float">
            <text:p>0.985833333333333</text:p>
          </table:table-cell>
          <table:table-cell table:formula="of:=[.N7]+0.03" office:value-type="float" office:value="1.01583333333333" calcext:value-type="float">
            <text:p>1.015833333333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office:value-type="string" calcext:value-type="string">
            <text:p>-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formula="of:=0.1+0.2*[.H8]+0.5*AVERAGE([.L8];[.K8];[.J8];[.G8];[.F8];[.E8])+0.2*[.M8]" office:value-type="float" office:value="0.2" calcext:value-type="float">
            <text:p>0.2</text:p>
          </table:table-cell>
          <table:table-cell table:formula="of:=[.N8]+0.03" office:value-type="float" office:value="0.23" calcext:value-type="float">
            <text:p>0.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9]+0.5*AVERAGE([.L9];[.K9];[.J9];[.G9];[.F9];[.E9])+0.2*[.M9]" office:value-type="float" office:value="0.905833333333333" calcext:value-type="float">
            <text:p>0.905833333333333</text:p>
          </table:table-cell>
          <table:table-cell table:formula="of:=[.N9]+0.03" office:value-type="float" office:value="0.935833333333333" calcext:value-type="float">
            <text:p>0.9358333333333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formula="of:=0.7" office:value-type="float" office:value="0.7" calcext:value-type="float">
            <text:p>0.7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10]+0.5*AVERAGE([.L10];[.K10];[.J10];[.G10];[.F10];[.E10])+0.2*[.M10]" office:value-type="float" office:value="0.885" calcext:value-type="float">
            <text:p>0.885</text:p>
          </table:table-cell>
          <table:table-cell table:formula="of:=[.N10]+0.03" office:value-type="float" office:value="0.915" calcext:value-type="float">
            <text:p>0.915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11]+0.5*AVERAGE([.L11];[.K11];[.J11];[.G11];[.F11];[.E11])+0.2*[.M11]" office:value-type="float" office:value="0.975833333333333" calcext:value-type="float">
            <text:p>0.975833333333333</text:p>
          </table:table-cell>
          <table:table-cell table:formula="of:=[.N11]+0.03" office:value-type="float" office:value="1.00583333333333" calcext:value-type="float">
            <text:p>1.005833333333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12]+0.5*AVERAGE([.L12];[.K12];[.J12];[.G12];[.F12];[.E12])+0.2*[.M12]" office:value-type="float" office:value="0.946666666666667" calcext:value-type="float">
            <text:p>0.946666666666667</text:p>
          </table:table-cell>
          <table:table-cell table:formula="of:=[.N12]+0.03" office:value-type="float" office:value="0.976666666666667" calcext:value-type="float">
            <text:p>0.97666666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1+0.2*[.H13]+0.5*AVERAGE([.L13];[.K13];[.J13];[.G13];[.F13];[.E13])+0.2*[.M13]" office:value-type="float" office:value="0.9575" calcext:value-type="float">
            <text:p>0.9575</text:p>
          </table:table-cell>
          <table:table-cell table:formula="of:=[.N13]+0.03" office:value-type="float" office:value="0.9875" calcext:value-type="float">
            <text:p>0.9875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initial-creator>Jordan Hanson</meta:initial-creator>
    <meta:creation-date>2022-02-19T22:37:50</meta:creation-date>
    <dc:date>2022-05-18T13:26:28.691030656</dc:date>
    <meta:editing-duration>P1DT2H47M17S</meta:editing-duration>
    <meta:editing-cycles>102</meta:editing-cycles>
    <meta:document-statistic meta:table-count="1" meta:cell-count="208" meta:object-count="0"/>
  </office:meta>
</office:document-meta>
</file>